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9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color="#000000"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5" style:family="text">
      <style:text-properties style:font-name="Liberation Sans" fo:font-size="24pt" style:font-name-asian="Liberation Sans1" style:font-size-asian="24pt" style:font-name-complex="Liberation Sans1" style:font-size-complex="2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000000" fo:font-size="22pt" style:font-size-asian="22pt" style:font-size-complex="22pt"/>
    </style:style>
    <style:style style:name="T8" style:family="text">
      <style:text-properties fo:color="#000000" style:font-name="Liberation Sans1" fo:font-size="22pt" style:font-name-asian="Liberation Sans1" style:font-size-asian="22pt" style:font-name-complex="Liberation Sans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1.916cm" svg:height="0.962cm" svg:x="7.907cm" svg:y="7.958cm">
          <draw:text-box>
            <text:p><text:span text:style-name="T2">0011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1.976cm" svg:height="0.962cm" svg:x="5.231cm" svg:y="11.359cm">
          <draw:text-box>
            <text:p><text:span text:style-name="T3">000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1.947cm" svg:height="0.962cm" svg:x="10.635cm" svg:y="11.36cm">
          <draw:text-box>
            <text:p><text:span text:style-name="T3">0101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2.128cm" svg:height="0.962cm" svg:x="3.263cm" svg:y="14.86cm">
          <draw:text-box>
            <text:p><text:span text:style-name="T3">0000</text:span></text:p>
          </draw:text-box>
        </draw:frame>
        <draw:custom-shape draw:style-name="gr6" draw:text-style-name="P1" draw:layer="layout" svg:width="1.433cm" svg:height="1.365cm" svg:x="6.957cm" svg:y="15.7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1.947cm" svg:height="0.962cm" svg:x="6.751cm" svg:y="14.861cm">
          <draw:text-box>
            <text:p><text:span text:style-name="T3">0010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1.946cm" svg:height="0.962cm" svg:x="9.015cm" svg:y="14.861cm">
          <draw:text-box>
            <text:p><text:span text:style-name="T3">0100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1.947cm" svg:height="0.962cm" svg:x="12.277cm" svg:y="14.862cm">
          <draw:text-box>
            <text:p><text:span text:style-name="T3">0110</text:span></text:p>
          </draw:text-box>
        </draw:frame>
        <draw:connector draw:style-name="gr7" draw:text-style-name="P1" draw:layer="layout" draw:type="line" svg:x1="8.266cm" svg:y1="9.983cm" svg:x2="6.219cm" svg:y2="11.359cm" draw:start-shape="id1" draw:start-glue-point="7" draw:end-shape="id2" draw:end-glue-point="0" svg:d="M8266 9983l-2047 1376" svg:viewBox="0 0 2048 1377">
          <text:p/>
        </draw:connector>
        <draw:connector draw:style-name="gr7" draw:text-style-name="P1" draw:layer="layout" draw:type="line" svg:x1="9.281cm" svg:y1="9.983cm" svg:x2="11.608cm" svg:y2="11.36cm" draw:start-shape="id1" draw:start-glue-point="9" draw:end-shape="id3" draw:end-glue-point="0" svg:d="M9281 9983l2327 1377" svg:viewBox="0 0 2328 1378">
          <text:p/>
        </draw:connector>
        <draw:connector draw:style-name="gr7" draw:text-style-name="P1" draw:layer="layout" draw:type="line" svg:x1="5.466cm" svg:y1="13.384cm" svg:x2="4.327cm" svg:y2="14.86cm" draw:start-shape="id4" draw:start-glue-point="7" draw:end-shape="id5" draw:end-glue-point="0" svg:d="M5466 13384l-1139 1476" svg:viewBox="0 0 1140 1477">
          <text:p/>
        </draw:connector>
        <draw:connector draw:style-name="gr7" draw:text-style-name="P1" draw:layer="layout" draw:type="line" svg:x1="6.481cm" svg:y1="13.384cm" svg:x2="7.724cm" svg:y2="14.861cm" draw:start-shape="id4" draw:start-glue-point="9" draw:end-shape="id6" draw:end-glue-point="0" svg:d="M6481 13384l1243 1477" svg:viewBox="0 0 1244 1478">
          <text:p/>
        </draw:connector>
        <draw:connector draw:style-name="gr7" draw:text-style-name="P1" draw:layer="layout" draw:type="line" svg:x1="11.066cm" svg:y1="13.385cm" svg:x2="9.988cm" svg:y2="14.861cm" draw:start-shape="id7" draw:start-glue-point="7" draw:end-shape="id8" draw:end-glue-point="0" svg:d="M11066 13385l-1078 1476" svg:viewBox="0 0 1079 1477">
          <text:p/>
        </draw:connector>
        <draw:connector draw:style-name="gr7" draw:text-style-name="P1" draw:layer="layout" draw:type="line" svg:x1="12.081cm" svg:y1="13.385cm" svg:x2="13.25cm" svg:y2="14.862cm" draw:start-shape="id7" draw:start-glue-point="9" draw:end-shape="id9" draw:end-glue-point="0" svg:d="M12081 13385l1169 1477" svg:viewBox="0 0 1170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8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3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038cm" svg:height="0.962cm" svg:x="13.472cm" svg:y="4.559cm">
          <draw:text-box>
            <text:p><text:span text:style-name="T2">0111</text:span></text:p>
          </draw:text-box>
        </draw:frame>
        <draw:custom-shape draw:style-name="gr9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2.251cm" svg:height="0.962cm" svg:x="19.159cm" svg:y="7.959cm">
          <draw:text-box>
            <text:p><text:span text:style-name="T2">1011</text:span></text:p>
          </draw:text-box>
        </draw:frame>
        <draw:custom-shape draw:style-name="gr5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2.008cm" svg:height="0.962cm" svg:x="16.513cm" svg:y="11.36cm">
          <draw:text-box>
            <text:p><text:span text:style-name="T3">1001</text:span></text:p>
          </draw:text-box>
        </draw:frame>
        <draw:custom-shape draw:style-name="gr5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2.068cm" svg:height="0.962cm" svg:x="21.988cm" svg:y="11.361cm">
          <draw:text-box>
            <text:p><text:span text:style-name="T3">1101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1.947cm" svg:height="0.962cm" svg:x="14.81cm" svg:y="14.861cm">
          <draw:text-box>
            <text:p><text:span text:style-name="T3">1000</text:span></text:p>
          </draw:text-box>
        </draw:frame>
        <draw:custom-shape draw:style-name="gr5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947cm" svg:height="0.962cm" svg:x="18.125cm" svg:y="14.862cm">
          <draw:text-box>
            <text:p><text:span text:style-name="T3">1010</text:span></text:p>
          </draw:text-box>
        </draw:frame>
        <draw:custom-shape draw:style-name="gr5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2.038cm" svg:height="0.962cm" svg:x="20.397cm" svg:y="14.862cm">
          <draw:text-box>
            <text:p><text:span text:style-name="T3">1100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2.129cm" svg:height="0.962cm" svg:x="23.73cm" svg:y="14.863cm">
          <draw:text-box>
            <text:p><text:span text:style-name="T3">1110</text:span></text:p>
          </draw:text-box>
        </draw:frame>
        <draw:connector draw:style-name="gr7" draw:text-style-name="P1" draw:layer="layout" draw:type="line" svg:x1="19.666cm" svg:y1="9.984cm" svg:x2="17.517cm" svg:y2="11.36cm" draw:start-shape="id10" draw:start-glue-point="7" draw:end-shape="id11" draw:end-glue-point="0" svg:d="M19666 9984l-2149 1376" svg:viewBox="0 0 2150 1377">
          <text:p/>
        </draw:connector>
        <draw:connector draw:style-name="gr7" draw:text-style-name="P1" draw:layer="layout" draw:type="line" svg:x1="20.681cm" svg:y1="9.984cm" svg:x2="23.022cm" svg:y2="11.361cm" draw:start-shape="id10" draw:start-glue-point="9" draw:end-shape="id12" draw:end-glue-point="0" svg:d="M20681 9984l2341 1377" svg:viewBox="0 0 2342 1378">
          <text:p/>
        </draw:connector>
        <draw:connector draw:style-name="gr7" draw:text-style-name="P1" draw:layer="layout" draw:type="line" svg:x1="16.866cm" svg:y1="13.385cm" svg:x2="15.783cm" svg:y2="14.861cm" draw:start-shape="id13" draw:start-glue-point="7" draw:end-shape="id14" draw:end-glue-point="0" svg:d="M16866 13385l-1083 1476" svg:viewBox="0 0 1084 1477">
          <text:p/>
        </draw:connector>
        <draw:connector draw:style-name="gr7" draw:text-style-name="P1" draw:layer="layout" draw:type="line" svg:x1="17.881cm" svg:y1="13.385cm" svg:x2="19.098cm" svg:y2="14.862cm" draw:start-shape="id13" draw:start-glue-point="9" draw:end-shape="id15" draw:end-glue-point="0" svg:d="M17881 13385l1217 1477" svg:viewBox="0 0 1218 1478">
          <text:p/>
        </draw:connector>
        <draw:connector draw:style-name="gr7" draw:text-style-name="P1" draw:layer="layout" draw:type="line" svg:x1="22.466cm" svg:y1="13.386cm" svg:x2="21.416cm" svg:y2="14.862cm" draw:start-shape="id16" draw:start-glue-point="7" draw:end-shape="id17" draw:end-glue-point="0" svg:d="M22466 13386l-1050 1476" svg:viewBox="0 0 1051 1477">
          <text:p/>
        </draw:connector>
        <draw:connector draw:style-name="gr7" draw:text-style-name="P1" draw:layer="layout" draw:type="line" svg:x1="23.481cm" svg:y1="13.386cm" svg:x2="24.794cm" svg:y2="14.863cm" draw:start-shape="id16" draw:start-glue-point="9" draw:end-shape="id18" draw:end-glue-point="0" svg:d="M23481 13386l1313 1477" svg:viewBox="0 0 1314 1478">
          <text:p/>
        </draw:connector>
        <draw:connector draw:style-name="gr10" draw:text-style-name="P1" draw:layer="layout" draw:type="line" svg:x1="8.865cm" svg:y1="7.958cm" svg:x2="13.966cm" svg:y2="6.584cm" draw:start-shape="id19" draw:start-glue-point="0" draw:end-shape="id20" draw:end-glue-point="7" svg:d="M8865 7958l5101-1374" svg:viewBox="0 0 5102 1375">
          <text:p/>
        </draw:connector>
        <draw:connector draw:style-name="gr10" draw:text-style-name="P1" draw:layer="layout" draw:type="line" svg:x1="14.981cm" svg:y1="6.584cm" svg:x2="20.284cm" svg:y2="7.959cm" draw:start-shape="id20" draw:start-glue-point="9" draw:end-shape="id21" draw:end-glue-point="0" svg:d="M14981 6584l5303 1375" svg:viewBox="0 0 5304 1376">
          <text:p/>
        </draw:connector>
        <draw:frame draw:style-name="gr11" draw:text-style-name="P5" draw:layer="layout" svg:width="19.428cm" svg:height="1.28cm" svg:x="1.107cm" svg:y="18.468cm">
          <draw:text-box>
            <text:p><text:span text:style-name="T1">Increase by </text:span><text:span text:style-name="T4">∆</text:span><text:span text:style-name="T5"> = 4 the value at index 2 of the array</text:span><text:span text:style-name="T6"> </text:span></text:p>
          </draw:text-box>
        </draw:frame>
        <draw:frame draw:style-name="gr12" draw:text-style-name="P6" draw:layer="layout" svg:width="3.22cm" svg:height="1.119cm" svg:x="21.827cm" svg:y="17.563cm">
          <draw:text-box>
            <text:p text:style-name="P4"><text:span text:style-name="T7">0011</text:span></text:p>
          </draw:text-box>
        </draw:frame>
        <draw:frame draw:style-name="gr11" draw:text-style-name="P6" draw:layer="layout" svg:width="0.705cm" svg:height="1.119cm" svg:x="21.175cm" svg:y="18.144cm">
          <draw:text-box>
            <text:p text:style-name="P4"><text:span text:style-name="T8">|</text:span></text:p>
          </draw:text-box>
        </draw:frame>
        <draw:frame draw:style-name="gr12" draw:text-style-name="P6" draw:layer="layout" svg:width="3.22cm" svg:height="1.119cm" svg:x="21.858cm" svg:y="18.5cm">
          <draw:text-box>
            <text:p text:style-name="P4"><text:span text:style-name="T7">0100</text:span></text:p>
          </draw:text-box>
        </draw:frame>
        <draw:line draw:style-name="gr13" draw:text-style-name="P1" draw:layer="layout" svg:x1="21.245cm" svg:y1="19.669cm" svg:x2="24.53cm" svg:y2="19.669cm">
          <text:p/>
        </draw:line>
        <draw:frame draw:style-name="gr12" draw:text-style-name="P6" draw:layer="layout" svg:width="3.22cm" svg:height="1.119cm" svg:x="21.858cm" svg:y="19.601cm">
          <draw:text-box>
            <text:p text:style-name="P4"><text:span text:style-name="T7">01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11:37:58.668079559</dc:date>
    <dc:creator>elucterio </dc:creator>
    <meta:editing-duration>P1DT1H33M36S</meta:editing-duration>
    <meta:editing-cycles>52</meta:editing-cycles>
    <meta:generator>LibreOffice/4.2.8.2$Linux_X86_64 LibreOffice_project/420m0$Build-2</meta:generator>
    <meta:document-statistic meta:object-count="80"/>
  </office:meta>
</office:document-meta>
</file>